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Heading_20_3">
      <style:paragraph-properties fo:margin-top="0cm" fo:margin-bottom="0cm" loext:contextual-spacing="false"/>
    </style:style>
    <style:style style:name="P3" style:family="paragraph" style:parent-style-name="Heading_20_2">
      <style:paragraph-properties fo:margin-top="0cm" fo:margin-bottom="0cm" loext:contextual-spacing="false" fo:text-align="center" style:justify-single-word="false"/>
    </style:style>
    <style:style style:name="P4" style:family="paragraph" style:parent-style-name="Standard">
      <style:paragraph-properties fo:margin-left="0cm" fo:margin-right="0cm" fo:margin-top="0cm" fo:margin-bottom="0cm" loext:contextual-spacing="false" fo:text-indent="0cm" style:auto-text-indent="false"/>
    </style:style>
    <style:style style:name="P5" style:family="paragraph" style:parent-style-name="Standard">
      <style:paragraph-properties fo:margin-left="1.27cm" fo:margin-right="0cm" fo:text-indent="-0.635cm" style:auto-text-indent="false"/>
    </style:style>
    <style:style style:name="P6" style:family="paragraph" style:parent-style-name="Standard" style:list-style-name="WWNum2">
      <style:paragraph-properties fo:margin-left="1.27cm" fo:margin-right="0cm" fo:text-indent="-0.635cm" style:auto-text-indent="false"/>
    </style:style>
    <style:style style:name="P7" style:family="paragraph" style:parent-style-name="Standard" style:list-style-name="WWNum2">
      <style:paragraph-properties fo:margin-left="1.27cm" fo:margin-right="0cm" fo:text-indent="-0.635cm" style:auto-text-indent="false"/>
      <style:text-properties fo:font-weight="bold" style:font-weight-asian="bold"/>
    </style:style>
    <style:style style:name="P8" style:family="paragraph" style:parent-style-name="Standard" style:list-style-name="WWNum1">
      <style:paragraph-properties fo:margin-left="1.27cm" fo:margin-right="0cm" fo:text-indent="-0.635cm" style:auto-text-indent="false"/>
    </style:style>
    <style:style style:name="P9" style:family="paragraph" style:parent-style-name="Standard" style:list-style-name="WWNum3">
      <style:paragraph-properties fo:margin-left="1.27cm" fo:margin-right="0cm" fo:text-indent="-0.635cm" style:auto-text-indent="false"/>
    </style:style>
    <style:style style:name="P10" style:family="paragraph" style:parent-style-name="Standard">
      <style:paragraph-properties fo:margin-left="1.27cm" fo:margin-right="0cm" fo:text-indent="-0.635cm" style:auto-text-indent="false"/>
      <style:text-properties officeooo:rsid="000fbd2d" officeooo:paragraph-rsid="000fbd2d"/>
    </style:style>
    <style:style style:name="P11" style:family="paragraph" style:parent-style-name="Standard">
      <style:paragraph-properties fo:margin-left="1.27cm" fo:margin-right="0cm" fo:text-indent="-0.635cm" style:auto-text-indent="false"/>
      <style:text-properties officeooo:rsid="0010ab23" officeooo:paragraph-rsid="0010ab23"/>
    </style:style>
    <style:style style:name="P12" style:family="paragraph" style:parent-style-name="Standard">
      <style:paragraph-properties fo:margin-left="1.27cm" fo:margin-right="0cm" fo:text-indent="-0.635cm" style:auto-text-indent="false"/>
      <style:text-properties officeooo:rsid="00129930" officeooo:paragraph-rsid="00129930"/>
    </style:style>
    <style:style style:name="P13" style:family="paragraph" style:parent-style-name="Heading_20_1" style:master-page-name="Standard">
      <style:paragraph-properties fo:margin-top="0cm" fo:margin-bottom="0cm" loext:contextual-spacing="false" fo:text-align="center" style:justify-single-word="false" style:page-number="1"/>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officeooo:rsid="0010ab23"/>
    </style:style>
  </office:automatic-styles>
  <office:body>
    <office:text text:use-soft-page-breaks="true">
      <office:forms form:automatic-focus="false" form:apply-design-mode="false"/>
      <text:tracked-changes text:track-changes="false">
        <text:changed-region xml:id="ct1530342913072" text:id="ct1530342913072">
          <text:insertion>
            <office:change-info>
              <dc:creator>Jérémy Coulombe</dc:creator>
              <dc:date>2018-10-09T16:38: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bacimey3gfvp"/>Science des données <text:line-break/>IFT3700 et IFT6758<text:line-break/>Travail 1 </text:p>
      <text:p text:style-name="P3"><text:bookmark text:name="_f4qvx4f3axt"/>Révisé le 9 octobre 2018<text:line-break/>(remise électronique avant le <text:span text:style-name="T1">6 novembre 11h59)</text:span></text:p>
      <text:p text:style-name="P1"/>
      <text:p text:style-name="P2"><text:bookmark text:name="_tb5p0dyz5lyk"/>Description</text:p>
      <text:p text:style-name="P1">Proposer une notion de similarité originale et spécifiquement construite pour être utilisée avec <text:span text:style-name="T1">MNIST</text:span>. L’objectif est d'augmenter la performance de divers algorithmes. Comparer la performance des algorithmes suivants utilisant votre notion de similarité avec la performance obtenue avec la distance euclidienne.</text:p>
      <text:list xml:id="list693722232" text:style-name="WWNum2">
        <text:list-item>
          <text:p text:style-name="P6"><text:span text:style-name="T2">k</text:span><text:span text:style-name="T1">-moyenne</text:span> </text:p>
        </text:list-item>
        <text:list-item>
          <text:p text:style-name="P7">Partition binaire</text:p>
        </text:list-item>
        <text:list-item>
          <text:p text:style-name="P7">PCoA</text:p>
        </text:list-item>
        <text:list-item>
          <text:p text:style-name="P7">Isomap</text:p>
        </text:list-item>
        <text:list-item>
          <text:p text:style-name="P7">KNN</text:p>
        </text:list-item>
      </text:list>
      <text:p text:style-name="P2"><text:bookmark text:name="_56wba2sgs2bx"/>Conseils et indications</text:p>
      <text:list xml:id="list1899740546" text:style-name="WWNum1">
        <text:list-item>
          <text:p text:style-name="P8">Si on effectue une légère translation de l’image, cela ne devrait pas affecter sa similarité. </text:p>
        </text:list-item>
        <text:list-item>
          <text:p text:style-name="P8">Il est permis de faire un prétraitement des données pour accélérer le calcul de la similarité. </text:p>
        </text:list-item>
        <text:list-item>
          <text:p text:style-name="P8">La notion de similarité n’a pas besoin d’être une distance, mais elle doit se comporter de façon similaire. </text:p>
        </text:list-item>
        <text:list-item>
          <text:p text:style-name="P8">Il est parfois nécessaire dans la phase exploratoire de travailler avec des jeux de donnée de taille réduite. </text:p>
        </text:list-item>
        <text:list-item>
          <text:p text:style-name="P8">Pour l’algorithme <text:span text:style-name="T1">k-moyenne</text:span> vous devez utiliser une version de l’algorithme ou le centroïde est l’élément du groupe qui maximise la similarité et où un élément est le groupe qui maximise sa similarité avec le centroïde. </text:p>
        </text:list-item>
        <text:list-item>
          <text:p text:style-name="P8">Dans le cas de <text:span text:style-name="T1">Partition binaire, </text:span>utilisez la variation basée sur la moyenne des distances. </text:p>
        </text:list-item>
      </text:list>
      <text:p text:style-name="P2"><text:bookmark text:name="_sjqmjrjifvrl"/>Critère d’évaluation</text:p>
      <text:list xml:id="list1634199962" text:style-name="WWNum3">
        <text:list-item>
          <text:p text:style-name="P9">Format <text:span text:style-name="T1">Jupyter Notebook</text:span></text:p>
        </text:list-item>
        <text:list-item>
          <text:p text:style-name="P9">En groupe de 3 ou 4.</text:p>
        </text:list-item>
        <text:list-item>
          <text:p text:style-name="P9">Originalité</text:p>
        </text:list-item>
        <text:list-item>
          <text:p text:style-name="P9">La qualité des résultats obtenus avec votre similarité</text:p>
        </text:list-item>
        <text:list-item>
          <text:p text:style-name="P9">La perte de performance si on compare avec la distance euclidienne <text:line-break/>(ou le gain si c’est le cas).</text:p>
        </text:list-item>
        <text:list-item>
          <text:p text:style-name="P9">Le rapport doit mettre en lumière de façon claire et honnête les forces et faiblesses de la similarité proposée.</text:p>
        </text:list-item>
        <text:list-item>
          <text:p text:style-name="P9">Le rapport peut être rendu en français ou en anglais.</text:p>
        </text:list-item>
        <text:list-item>
          <text:p text:style-name="P9">Les étudiants <text:change-start text:change-id="ct1530342913072"/>I<text:change-end text:change-id="ct1530342913072"/>FT3700 et IFT6758 seront évalués en tant que groupe séparé.</text:p>
        </text:list-item>
        <text:list-item>
          <text:p text:style-name="P9">La qualité attendue dans le cas gradué (IFT6758) est significativement supérieure.</text:p>
        </text:list-item>
      </text:list>
      <text:p text:style-name="P5"/>
      <text:p text:style-name="P5"><text:soft-page-break/></text:p>
      <text:p text:style-name="P5"/>
      <text:p text:style-name="P10">#1 Faire un score de 0 à 255 sur chaque pixel. La distance entre 2 points est la différence entre les scores.</text:p>
      <text:p text:style-name="P10"/>
      <text:p text:style-name="P10">#2 Faire prétraitement avec les pixels à 0 qui sont blancs et les pixels valant 1 à 255 qui sont noirs. <text:span text:style-name="T3">On fait la proportion entre le nb de points noirs et le nb total de points(784) .</text:span></text:p>
      <text:p text:style-name="P10"/>
      <text:p text:style-name="P11">#3 On compare pixel par pixel 2 vecteurs, si les 2 sont conjointement dans un interval donné (ex: 0 et 1 à 255) alors on incrémente le score. La distance est le score/784. Cela correspond à la proportion de pixel noirs commun au 2 vecteurs.</text:p>
      <text:p text:style-name="P11"/>
      <text:p text:style-name="P11"/>
      <text:p text:style-name="P12">Répartition des tâches pour l’implémentation des algos avec distance euclidienne et calculé et affiché le taux d’erreur :<text:line-break/>Jonathan: k-moyenne et KNN</text:p>
      <text:p text:style-name="P12"><text:tab/>Tommy: Partition binaire</text:p>
      <text:p text:style-name="P12"><text:tab/>David:PcoA (ou MDS???)</text:p>
      <text:p text:style-name="P12"><text:tab/>Xiuli: Isomap</text:p>
      <text:p text:style-name="P1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18-10-29T12:48:31.250000000</dc:date>
    <meta:editing-duration>PT8M18S</meta:editing-duration>
    <meta:editing-cycles>2</meta:editing-cycles>
    <meta:document-statistic meta:table-count="0" meta:image-count="0" meta:object-count="0" meta:page-count="2" meta:paragraph-count="33" meta:word-count="433" meta:character-count="2537" meta:non-whitespace-character-count="2144"/>
  </office:meta>
</office:document-meta>
</file>